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5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5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5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5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“Capitulo Pronosticar no es Predecir”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ata ahorcado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Ambiente</text:p>
          </table:table-cell>
          <table:table-cell table:style-name="ce15" office:value-type="date" office:date-value="2013-09-30">
            <text:p>2013-09-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3:06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09-30T03:07:46</dc:date>
    <meta:editing-cycles>39</meta:editing-cycles>
    <meta:editing-duration>PT16H29M36S</meta:editing-duration>
    <meta:document-statistic meta:table-count="2" meta:cell-count="165" meta:object-count="0"/>
  </office:meta>
</office:document-meta>
</file>